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gradient" draw:fill-gradient-name="Sky" draw:textarea-vertical-align="to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9.637cm" fo:min-width="8.6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P1" style:family="paragraph">
      <style:paragraph-properties fo:margin-left="0cm" fo:margin-right="0cm" fo:margin-top="0cm" fo:margin-bottom="0cm" fo:text-align="start" fo:text-indent="0cm"/>
    </style:style>
    <style:style style:name="P2" style:family="paragraph">
      <style:paragraph-properties fo:margin-left="0cm" fo:margin-right="0cm" fo:margin-top="0.205cm" fo:margin-bottom="0.205cm" fo:text-align="start" fo:text-indent="0cm"/>
    </style:style>
    <style:style style:name="P3" style:family="paragraph">
      <style:paragraph-properties fo:margin-left="0cm" fo:margin-right="0cm" fo:margin-top="0cm" fo:margin-bottom="0cm" fo:text-align="start" fo:text-indent="0cm"/>
      <style:text-properties fo:font-family="'Arial Black'" style:font-family-generic="swiss" style:font-pitch="variable" fo:font-size="12pt" style:font-size-asian="12pt" style:font-size-complex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>
        <style:tab-stops/>
      </style:paragraph-properties>
    </style:style>
    <style:style style:name="P6" style:family="paragraph">
      <style:paragraph-properties fo:margin-left="0cm" fo:margin-right="0cm" fo:text-align="start" fo:text-indent="0cm">
        <style:tab-stops/>
      </style:paragraph-properties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family="'Arial Black'" style:font-family-generic="swiss" style:font-pitch="variable" fo:font-size="12pt" style:font-size-asian="12pt" style:font-size-complex="12pt"/>
    </style:style>
    <style:style style:name="T2" style:family="text">
      <style:text-properties fo:color="#ffffff" fo:font-family="'Arial Black'" style:font-family-generic="swiss" style:font-pitch="variable" fo:font-size="12pt" style:font-size-asian="12pt" style:font-size-complex="12pt"/>
    </style:style>
    <style:style style:name="T3" style:family="text">
      <style:text-properties fo:color="#ffffff" fo:font-family="'Blackadder ITC'" style:font-family-generic="decorative" style:font-pitch="variable" fo:font-size="18pt" fo:text-shadow="none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3" draw:layer="layout" svg:width="18.2cm" svg:height="3.6cm" svg:x="1.3cm" svg:y="1.4cm">
          <text:p text:style-name="P1"><text:span text:style-name="T1"/></text:p>
          <text:p text:style-name="P2"><text:span text:style-name="T2">Burgermenu</text:span><text:span text:style-name="T1"><text:tab/></text:span><text:span text:style-name="T1"><text:tab/></text:span><text:span text:style-name="T1"><text:tab/></text:span><text:span text:style-name="T3"><text:tab/></text:span><text:span text:style-name="T3"><text:tab/></text:span><text:span text:style-name="T3"><text:tab/></text:span><text:span text:style-name="T3"><text:tab/></text:span><text:span text:style-name="T1"><text:tab/></text:span><text:span text:style-name="T1"><text:tab/></text:span><text:span text:style-name="T2">warenkorb</text:span><text:span text:style-name="T2"><text:tab/></text:span></text:p>
          <text:p text:style-name="P1"><text:span text:style-name="T1"/></text:p>
        </draw:rect>
        <draw:frame draw:style-name="gr2" draw:text-style-name="P4" draw:layer="layout" svg:width="9.128cm" svg:height="9.887cm" svg:x="1.272cm" svg:y="5.4cm">
          <draw:text-box>
            <text:p text:style-name="P4"><text:span text:style-name="T4"><text:s/></text:span><text:span text:style-name="T4">Links befinden sich die Kategorien:</text:span></text:p>
            <text:p text:style-name="P4"><text:span text:style-name="T4"/></text:p>
            <text:p text:style-name="P5"><text:span text:style-name="T5">ÜBER MICH</text:span></text:p>
            <text:p text:style-name="P5"><text:span text:style-name="T5">VERKAUF</text:span></text:p>
            <text:list text:style-name="L1">
              <text:list-item>
                <text:p text:style-name="P5"><text:span text:style-name="T5">Florale Bilder</text:span></text:p>
              </text:list-item>
              <text:list-item>
                <text:p text:style-name="P5"><text:span text:style-name="T5">Galaxiebilder</text:span></text:p>
              </text:list-item>
              <text:list-item>
                <text:p text:style-name="P5"><text:span text:style-name="T5">Himmelbilder</text:span></text:p>
              </text:list-item>
              <text:list-item>
                <text:p text:style-name="P5"><text:span text:style-name="T5">Landschaftsbilder</text:span></text:p>
              </text:list-item>
              <text:list-item>
                <text:p text:style-name="P5"><text:span text:style-name="T5">Lesezeichen</text:span></text:p>
              </text:list-item>
              <text:list-item>
                <text:p text:style-name="P5"><text:span text:style-name="T5">Stillleben</text:span></text:p>
              </text:list-item>
              <text:list-item>
                <text:p text:style-name="P5"><text:span text:style-name="T5">Wasserlandschaften</text:span></text:p>
                <text:p text:style-name="P5"><text:span text:style-name="T5">VERSAND-UND ZAHLUNGSINFOS</text:span></text:p>
                <text:p text:style-name="P5"><text:span text:style-name="T5">KONTAKT</text:span></text:p>
                <text:p text:style-name="P6"><text:span text:style-name="T4">in Header;</text:span></text:p>
                <text:p text:style-name="P6"><text:span text:style-name="T4">burgermenu soll weiß sein</text:span></text:p>
                <text:p text:style-name="P6"><text:span text:style-name="T4">und der Abstand nach links 50px;</text:span></text:p>
                <text:p text:style-name="P6"><text:span text:style-name="T4">die Kategorien sollen weiß in Arial_h3_fett </text:span></text:p>
                <text:p text:style-name="P6"><text:span text:style-name="T4">sein; hintergrund wird rotviolett verlaufen;</text:span></text:p>
                <text:p text:style-name="P6"><text:span text:style-name="T4">schriftfarbe bleibt weiß</text:span></text:p>
              </text:list-item>
            </text:list>
          </draw:text-box>
        </draw:frame>
        <draw:frame draw:style-name="gr3" draw:text-style-name="P8" draw:layer="layout" svg:width="7.4cm" svg:height="2.147cm" svg:x="11cm" svg:y="5.9cm">
          <draw:text-box>
            <text:p text:style-name="P7"><text:span text:style-name="T4">Rechts befinden sich das Logos</text:span></text:p>
            <text:p text:style-name="P7"><text:span text:style-name="T4">vom Warenkorb;</text:span></text:p>
            <text:p text:style-name="P7"><text:span text:style-name="T4">Logo-Gr. 40px/40px;</text:span></text:p>
            <text:p text:style-name="P7"><text:span text:style-name="T4"><text:s/></text:span><text:span text:style-name="T4">rechts 50px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ky" draw:style="linear" draw:start-color="#990099" draw:end-color="#3333ff" draw:start-intensity="100%" draw:end-intensity="100%" draw:angle="15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ine Leanza</meta:initial-creator>
    <meta:creation-date>2025-08-23T14:56:43.16</meta:creation-date>
    <dc:date>2025-08-23T23:32:17.36</dc:date>
    <dc:creator>Emine Leanza</dc:creator>
    <meta:editing-duration>PT1H19M49S</meta:editing-duration>
    <meta:editing-cycles>3</meta:editing-cycles>
    <meta:generator>OpenOffice/4.1.15$Win32 OpenOffice.org_project/4115m2$Build-9813</meta:generator>
    <meta:document-statistic meta:object-count="3"/>
  </office:meta>
</office:document-meta>
</file>